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4.423cm" fo:margin-left="1.08cm" table:align="left" style:writing-mode="lr-tb"/>
    </style:style>
    <style:style style:name="Table1.A" style:family="table-column">
      <style:table-column-properties style:column-width="1.704cm"/>
    </style:style>
    <style:style style:name="Table1.B" style:family="table-column">
      <style:table-column-properties style:column-width="0.249cm"/>
    </style:style>
    <style:style style:name="Table1.C" style:family="table-column">
      <style:table-column-properties style:column-width="0.293cm"/>
    </style:style>
    <style:style style:name="Table1.D" style:family="table-column">
      <style:table-column-properties style:column-width="0.208cm"/>
    </style:style>
    <style:style style:name="Table1.E" style:family="table-column">
      <style:table-column-properties style:column-width="1.746cm"/>
    </style:style>
    <style:style style:name="Table1.F" style:family="table-column">
      <style:table-column-properties style:column-width="0.499cm"/>
    </style:style>
    <style:style style:name="Table1.G" style:family="table-column">
      <style:table-column-properties style:column-width="0.497cm"/>
    </style:style>
    <style:style style:name="Table1.H" style:family="table-column">
      <style:table-column-properties style:column-width="9.2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8.999cm" fo:margin-left="-0.39cm" table:align="left" style:writing-mode="lr-tb"/>
    </style:style>
    <style:style style:name="Table2.A" style:family="table-column">
      <style:table-column-properties style:column-width="10.001cm"/>
    </style:style>
    <style:style style:name="Table2.B" style:family="table-column">
      <style:table-column-properties style:column-width="3.251cm"/>
    </style:style>
    <style:style style:name="Table2.C" style:family="table-column">
      <style:table-column-properties style:column-width="3cm"/>
    </style:style>
    <style:style style:name="Table2.D" style:family="table-column">
      <style:table-column-properties style:column-width="2.746cm"/>
    </style:style>
    <style:style style:name="Table2.1" style:family="table-row">
      <style:table-row-properties fo:keep-together="auto"/>
    </style:style>
    <style:style style:name="Table2.A1" style:family="table-cell">
      <style:table-cell-properties style:vertical-align="middle" fo:padding-left="0.381cm" fo:padding-right="0.381cm" fo:padding-top="0cm" fo:padding-bottom="0cm" fo:border-left="1pt fine-dashed #b8b8b8" fo:border-right="none" fo:border-top="1pt fine-dashed #b8b8b8" fo:border-bottom="1pt fine-dashed #b8b8b8" style:writing-mode="lr-tb"/>
    </style:style>
    <style:style style:name="Table2.D1" style:family="table-cell">
      <style:table-cell-properties style:vertical-align="middle" fo:padding-left="0.381cm" fo:padding-right="0.381cm" fo:padding-top="0cm" fo:padding-bottom="0cm" fo:border="1pt fine-dashed #b8b8b8" style:writing-mode="lr-tb"/>
    </style:style>
    <style:style style:name="Table3" style:family="table">
      <style:table-properties style:width="12.002cm" table:align="center" style:writing-mode="lr-tb"/>
    </style:style>
    <style:style style:name="Table3.A" style:family="table-column">
      <style:table-column-properties style:column-width="4.59cm"/>
    </style:style>
    <style:style style:name="Table3.B" style:family="table-column">
      <style:table-column-properties style:column-width="0.75cm"/>
    </style:style>
    <style:style style:name="Table3.C" style:family="table-column">
      <style:table-column-properties style:column-width="6.66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7.944cm" fo:margin-left="-0.191cm" table:align="left" style:writing-mode="lr-tb"/>
    </style:style>
    <style:style style:name="Table4.A" style:family="table-column">
      <style:table-column-properties style:column-width="8.022cm"/>
    </style:style>
    <style:style style:name="Table4.B" style:family="table-column">
      <style:table-column-properties style:column-width="9.922cm"/>
    </style:style>
    <style:style style:name="Table4.1" style:family="table-row">
      <style:table-row-properties style:min-row-height="0.513cm" fo:keep-together="auto"/>
    </style:style>
    <style:style style:name="Table4.A1" style:family="table-cell">
      <style:table-cell-properties style:vertical-align="middle" fo:padding-left="0.191cm" fo:padding-right="0.191cm" fo:padding-top="0cm" fo:padding-bottom="0cm" fo:border="none" style:writing-mode="lr-tb"/>
    </style:style>
    <style:style style:name="Table4.2" style:family="table-row">
      <style:table-row-properties style:min-row-height="1.496cm" fo:keep-together="auto"/>
    </style:style>
    <style:style style:name="Table4.A2" style:family="table-cell">
      <style:table-cell-properties style:vertical-align="bottom" fo:padding-left="0.191cm" fo:padding-right="0.191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fo:font-size="9pt" style:font-size-asian="9pt" style:font-name-complex="Arial" style:font-size-complex="9pt"/>
    </style:style>
    <style:style style:name="P3" style:family="paragraph" style:parent-style-name="Standard">
      <style:paragraph-properties fo:text-align="center" style:justify-single-word="false"/>
      <style:text-properties style:font-name="Arial" fo:font-size="9pt" fo:font-weight="bold" style:font-size-asian="9pt" style:font-weight-asian="bold" style:font-name-complex="Arial" style:font-size-complex="9pt"/>
    </style:style>
    <style:style style:name="P4" style:family="paragraph" style:parent-style-name="Standard">
      <style:paragraph-properties fo:text-align="justify" style:justify-single-word="false"/>
      <style:text-properties style:font-name="Arial" fo:font-size="9pt" fo:font-weight="bold" style:font-size-asian="9pt" style:font-weight-asian="bold" style:font-name-complex="Arial" style:font-size-complex="9pt"/>
    </style:style>
    <style:style style:name="P5" style:family="paragraph" style:parent-style-name="Standard">
      <style:paragraph-properties fo:text-align="justify" style:justify-single-word="false"/>
      <style:text-properties style:font-name="Arial" fo:font-size="9pt" fo:font-weight="bold" style:font-size-asian="9pt" style:font-weight-asian="bold" style:font-name-complex="Arial" style:font-size-complex="9pt" style:font-weight-complex="bold"/>
    </style:style>
    <style:style style:name="P6" style:family="paragraph" style:parent-style-name="Standard">
      <style:paragraph-properties fo:text-align="justify" style:justify-single-word="false"/>
      <style:text-properties style:font-name="Arial" fo:font-size="9pt" fo:font-weight="bold" style:font-name-asian="Arial Unicode MS" style:font-size-asian="9pt" style:font-weight-asian="bold" style:font-name-complex="Arial" style:font-size-complex="9pt"/>
    </style:style>
    <style:style style:name="P7" style:family="paragraph" style:parent-style-name="Standard">
      <style:paragraph-properties fo:text-align="justify" style:justify-single-word="false"/>
      <style:text-properties style:font-name="Arial" fo:font-size="9pt" fo:language="es" fo:country="MX" style:font-size-asian="9pt" style:font-name-complex="Arial" style:font-size-complex="9pt"/>
    </style:style>
    <style:style style:name="P8" style:family="paragraph" style:parent-style-name="Standard">
      <style:paragraph-properties fo:text-align="center" style:justify-single-word="false" style:snap-to-layout-grid="false"/>
      <style:text-properties style:font-name="Arial" fo:font-size="9pt" fo:language="es" fo:country="MX" style:font-size-asian="9pt" style:font-name-complex="Arial" style:font-size-complex="9pt"/>
    </style:style>
    <style:style style:name="P9" style:family="paragraph" style:parent-style-name="Standard">
      <style:paragraph-properties fo:text-align="justify" style:justify-single-word="false"/>
      <style:text-properties style:font-name="Arial" fo:font-size="9pt" fo:language="es" fo:country="MX" fo:font-weight="bold" style:font-size-asian="9pt" style:font-weight-asian="bold" style:font-name-complex="Arial" style:font-size-complex="9pt"/>
    </style:style>
    <style:style style:name="P10" style:family="paragraph" style:parent-style-name="Standard">
      <style:paragraph-properties fo:text-align="center" style:justify-single-word="false"/>
      <style:text-properties style:font-name="Arial" fo:font-size="9pt" fo:language="es" fo:country="MX" fo:font-weight="bold" style:font-size-asian="9pt" style:font-weight-asian="bold" style:font-name-complex="Arial" style:font-size-complex="9pt"/>
    </style:style>
    <style:style style:name="P11" style:family="paragraph" style:parent-style-name="Standard">
      <style:paragraph-properties fo:text-align="center" style:justify-single-word="false" style:snap-to-layout-grid="false"/>
      <style:text-properties style:font-name="Arial" fo:font-size="9pt" fo:language="es" fo:country="MX" fo:font-weight="bold" style:font-size-asian="9pt" style:font-weight-asian="bold" style:font-name-complex="Arial" style:font-size-complex="9pt"/>
    </style:style>
    <style:style style:name="P12" style:family="paragraph" style:parent-style-name="Standard">
      <style:paragraph-properties fo:text-align="center" style:justify-single-word="false"/>
      <style:text-properties style:font-name="Arial" fo:font-size="9pt" fo:language="es" fo:country="MX" fo:font-weight="bold" fo:background-color="transparent" style:font-size-asian="9pt" style:font-weight-asian="bold" style:font-name-complex="Arial" style:font-size-complex="9pt"/>
    </style:style>
    <style:style style:name="P13" style:family="paragraph" style:parent-style-name="Standard">
      <style:paragraph-properties fo:text-align="justify" style:justify-single-word="false"/>
      <style:text-properties style:font-name="Arial" fo:font-size="9pt" fo:language="es" fo:country="MX" style:font-name-asian="Arial Unicode MS" style:font-size-asian="9pt" style:font-name-complex="Arial" style:font-size-complex="9pt"/>
    </style:style>
    <style:style style:name="P14" style:family="paragraph" style:parent-style-name="Standard">
      <style:text-properties style:font-name="Arial" fo:font-size="9pt" fo:language="es" fo:country="MX" fo:font-weight="normal" fo:background-color="transparent" style:font-size-asian="9pt" style:font-weight-asian="normal" style:font-name-complex="Arial" style:font-size-complex="9pt" style:font-weight-complex="normal"/>
    </style:style>
    <style:style style:name="P15" style:family="paragraph" style:parent-style-name="Standard">
      <style:text-properties style:font-name="Arial" fo:font-size="9pt" fo:language="es" fo:country="MX" fo:font-weight="normal" style:font-size-asian="9pt" style:font-weight-asian="normal" style:font-name-complex="Arial" style:font-size-complex="9pt" style:font-weight-complex="normal"/>
    </style:style>
    <style:style style:name="P16" style:family="paragraph" style:parent-style-name="Standard">
      <style:paragraph-properties fo:text-align="justify" style:justify-single-word="false"/>
      <style:text-properties style:font-name="Arial" fo:font-size="9pt" style:font-name-asian="Arial Unicode MS" style:font-size-asian="9pt" style:font-name-complex="Arial" style:font-size-complex="9pt"/>
    </style:style>
    <style:style style:name="P17" style:family="paragraph" style:parent-style-name="Standard">
      <style:paragraph-properties fo:text-align="justify" style:justify-single-word="false"/>
      <style:text-properties style:font-name="Arial" fo:font-size="10pt" fo:language="es" fo:country="MX" style:font-size-asian="10pt" style:font-name-complex="Arial" style:font-size-complex="10pt"/>
    </style:style>
    <style:style style:name="P18" style:family="paragraph" style:parent-style-name="Standard">
      <style:paragraph-properties fo:text-align="center" style:justify-single-word="false"/>
    </style:style>
    <style:style style:name="P19" style:family="paragraph" style:parent-style-name="Standard">
      <style:text-properties fo:language="es" fo:country="MX"/>
    </style:style>
    <style:style style:name="P20" style:family="paragraph" style:parent-style-name="Standard">
      <style:paragraph-properties fo:text-align="justify" style:justify-single-word="false"/>
      <style:text-properties fo:color="#000000" style:font-name="Arial" fo:font-size="9pt" fo:language="es" fo:country="MX" style:font-size-asian="9pt" style:font-name-complex="Arial" style:font-size-complex="9pt"/>
    </style:style>
    <style:style style:name="P21" style:family="paragraph" style:parent-style-name="Standard">
      <style:paragraph-properties fo:text-align="justify" style:justify-single-word="false"/>
      <style:text-properties fo:color="#ff0000" style:font-name="Arial" fo:font-size="9pt" fo:language="es" fo:country="MX" style:font-size-asian="9pt" style:font-name-complex="Arial" style:font-size-complex="9pt"/>
    </style:style>
    <style:style style:name="P22" style:family="paragraph" style:parent-style-name="Standard">
      <style:paragraph-properties fo:margin-left="0.751cm" fo:margin-right="0cm" fo:margin-top="0cm" fo:margin-bottom="0cm" loext:contextual-spacing="true" fo:text-align="justify" style:justify-single-word="false" fo:text-indent="0cm" style:auto-text-indent="false"/>
      <style:text-properties style:font-name="Arial" fo:font-size="9pt" fo:language="es" fo:country="MX" style:font-size-asian="9pt" style:font-name-complex="Arial" style:font-size-complex="9pt"/>
    </style:style>
    <style:style style:name="P23" style:family="paragraph" style:parent-style-name="Standard">
      <style:paragraph-properties fo:margin-left="0cm" fo:margin-right="0.175cm" fo:text-align="justify" style:justify-single-word="false" fo:text-indent="0cm" style:auto-text-indent="false"/>
      <style:text-properties style:font-name="Arial" fo:font-size="9pt" style:font-size-asian="9pt" style:font-name-complex="Arial" style:font-size-complex="9pt"/>
    </style:style>
    <style:style style:name="P24" style:family="paragraph" style:parent-style-name="Standard">
      <style:paragraph-properties fo:margin-left="0cm" fo:margin-right="0.175cm" fo:text-align="justify" style:justify-single-word="false" fo:text-indent="0cm" style:auto-text-indent="false"/>
      <style:text-properties style:font-name="Arial" fo:font-size="9pt" fo:language="es" fo:country="MX" style:font-size-asian="9pt" style:font-name-complex="Arial" style:font-size-complex="9pt"/>
    </style:style>
    <style:style style:name="P25" style:family="paragraph" style:parent-style-name="Standard">
      <style:paragraph-properties fo:margin-left="0cm" fo:margin-right="0.175cm" fo:text-align="justify" style:justify-single-word="false" fo:text-indent="0cm" style:auto-text-indent="false"/>
      <style:text-properties style:font-name="Arial" fo:font-size="9pt" fo:language="es" fo:country="MX" fo:font-weight="bold" style:font-size-asian="9pt" style:font-weight-asian="bold" style:font-name-complex="Arial" style:font-size-complex="9pt"/>
    </style:style>
    <style:style style:name="P26" style:family="paragraph" style:parent-style-name="Standard">
      <style:paragraph-properties fo:margin-left="0cm" fo:margin-right="0.175cm" fo:text-align="justify" style:justify-single-word="false" fo:text-indent="0cm" style:auto-text-indent="false"/>
    </style:style>
    <style:style style:name="P27" style:family="paragraph" style:parent-style-name="Párrafo_20_de_20_lista">
      <style:paragraph-properties fo:margin-left="0cm" fo:margin-right="0.175cm" fo:text-align="justify" style:justify-single-word="false" fo:text-indent="0cm" style:auto-text-indent="false"/>
      <style:text-properties style:font-name="Arial" fo:font-size="9pt" fo:language="es" fo:country="MX" style:font-size-asian="9pt" style:font-name-complex="Arial" style:font-size-complex="9pt"/>
    </style:style>
    <style:style style:name="P28" style:family="paragraph" style:parent-style-name="Standard">
      <style:paragraph-properties fo:margin-left="1.52cm" fo:margin-right="0.175cm" fo:text-align="justify" style:justify-single-word="false" fo:text-indent="0cm" style:auto-text-indent="false"/>
      <style:text-properties style:font-name="Arial" fo:font-size="9pt" style:font-size-asian="9pt" style:font-name-complex="Arial" style:font-size-complex="9pt"/>
    </style:style>
    <style:style style:name="P29" style:family="paragraph" style:parent-style-name="Párrafo_20_de_20_lista">
      <style:text-properties style:font-name="Arial" fo:font-size="9pt" fo:language="es" fo:country="MX" style:font-size-asian="9pt" style:font-name-complex="Arial" style:font-size-complex="9pt"/>
    </style:style>
    <style:style style:name="P30" style:family="paragraph" style:parent-style-name="Mayuscula">
      <style:paragraph-properties fo:text-align="center" style:justify-single-word="false"/>
      <style:text-properties style:use-window-font-color="true" style:font-name="Arial" fo:font-size="9pt" fo:language="es" fo:country="ES" fo:font-weight="bold" style:font-name-asian="Times New Roman" style:font-size-asian="9pt" style:font-weight-asian="bold" style:font-name-complex="Arial" style:font-size-complex="9pt" style:language-complex="ar" style:country-complex="SA" style:font-weight-complex="bold"/>
    </style:style>
    <style:style style:name="P31" style:family="paragraph" style:parent-style-name="Standard">
      <style:paragraph-properties fo:margin-top="0cm" fo:margin-bottom="0cm" loext:contextual-spacing="true"/>
      <style:text-properties style:font-name="Arial" fo:font-size="9pt" fo:language="es" fo:country="MX" fo:font-weight="normal" fo:background-color="transparent" style:font-size-asian="9pt" style:font-weight-asian="normal" style:font-name-complex="Arial" style:font-size-complex="9pt" style:font-weight-complex="normal"/>
    </style:style>
    <style:style style:name="P32" style:family="paragraph" style:parent-style-name="Mayuscula" style:master-page-name="Standard">
      <style:paragraph-properties style:page-number="auto"/>
    </style:style>
    <style:style style:name="P33" style:family="paragraph" style:parent-style-name="Párrafo_20_de_20_lista" style:list-style-name="WW8Num14">
      <style:text-properties style:font-name="Arial" fo:font-size="9pt" fo:language="es" fo:country="MX" style:font-size-asian="9pt" style:font-name-complex="Arial" style:font-size-complex="9pt"/>
    </style:style>
    <style:style style:name="P34" style:family="paragraph" style:parent-style-name="Párrafo_20_de_20_lista" style:list-style-name="WW8Num14">
      <style:paragraph-properties fo:margin-top="0cm" fo:margin-bottom="0cm" loext:contextual-spacing="true"/>
      <style:text-properties style:font-name="Arial" fo:font-size="9pt" fo:language="es" fo:country="MX" style:font-size-asian="9pt" style:font-name-complex="Arial" style:font-size-complex="9pt"/>
    </style:style>
    <style:style style:name="P35" style:family="paragraph" style:parent-style-name="Párrafo_20_de_20_lista" style:list-style-name="WW8Num5">
      <style:paragraph-properties fo:margin-left="1.52cm" fo:margin-right="0.175cm" fo:text-align="justify" style:justify-single-word="false" fo:text-indent="-1.27cm" style:auto-text-indent="false"/>
    </style:style>
    <style:style style:name="P36" style:family="paragraph" style:parent-style-name="Párrafo_20_de_20_lista" style:list-style-name="WW8Num5">
      <style:paragraph-properties fo:margin-left="1.52cm" fo:margin-right="0.175cm" fo:text-align="justify" style:justify-single-word="false" fo:text-indent="-1.27cm" style:auto-text-indent="false"/>
      <style:text-properties style:font-name="Arial" fo:font-size="9pt" fo:language="es" fo:country="MX" style:font-size-asian="9pt" style:font-name-complex="Arial" style:font-size-complex="9pt"/>
    </style:style>
    <style:style style:name="P37" style:family="paragraph" style:parent-style-name="Standard" style:list-style-name="WW8Num13">
      <style:paragraph-properties fo:text-align="justify" style:justify-single-word="false"/>
    </style:style>
    <style:style style:name="P38" style:family="paragraph" style:parent-style-name="Standard" style:list-style-name="WW8Num13">
      <style:text-properties style:font-name="Arial" fo:font-size="9pt" fo:language="es" fo:country="MX" fo:font-weight="bold" style:font-size-asian="9pt" style:font-weight-asian="bold" style:font-name-complex="Arial" style:font-size-complex="9pt"/>
    </style:style>
    <style:style style:name="P39" style:family="paragraph" style:parent-style-name="Standard" style:list-style-name="WW8Num8">
      <style:paragraph-properties fo:margin-left="0.751cm" fo:margin-right="0cm" fo:margin-top="0cm" fo:margin-bottom="0cm" loext:contextual-spacing="true" fo:text-align="justify" style:justify-single-word="false" fo:text-indent="0cm" style:auto-text-indent="false">
        <style:tab-stops>
          <style:tab-stop style:position="1cm"/>
        </style:tab-stops>
      </style:paragraph-properties>
    </style:style>
    <style:style style:name="P40" style:family="paragraph" style:parent-style-name="Standard" style:list-style-name="WW8Num8">
      <style:paragraph-properties fo:margin-left="0.953cm" fo:margin-right="0cm" fo:margin-top="0cm" fo:margin-bottom="0cm" loext:contextual-spacing="true" fo:text-align="justify" style:justify-single-word="false" fo:text-indent="-0.201cm" style:auto-text-indent="false">
        <style:tab-stops/>
      </style:paragraph-properties>
    </style:style>
    <style:style style:name="P41" style:family="paragraph" style:parent-style-name="Standard" style:list-style-name="WW8Num5">
      <style:paragraph-properties fo:margin-left="1.52cm" fo:margin-right="0cm" fo:text-align="justify" style:justify-single-word="false" fo:text-indent="-1.02cm" style:auto-text-indent="false">
        <style:tab-stops>
          <style:tab-stop style:position="1cm"/>
        </style:tab-stops>
      </style:paragraph-properties>
      <style:text-properties style:font-name="Arial" fo:font-size="9pt" fo:language="es" fo:country="MX" style:font-size-asian="9pt" style:font-name-complex="Arial" style:font-size-complex="9pt"/>
    </style:style>
    <style:style style:name="P42" style:family="paragraph" style:parent-style-name="Standard" style:list-style-name="WW8Num13">
      <style:paragraph-properties fo:margin-top="0cm" fo:margin-bottom="0cm" loext:contextual-spacing="true"/>
    </style:style>
    <style:style style:name="P43" style:family="paragraph" style:parent-style-name="Standard" style:list-style-name="WW8Num5">
      <style:paragraph-properties fo:margin-left="1.52cm" fo:margin-right="0.175cm" fo:text-align="justify" style:justify-single-word="false" fo:text-indent="-1.27cm" style:auto-text-indent="false"/>
    </style:style>
    <style:style style:name="P44" style:family="paragraph" style:parent-style-name="Standard" style:list-style-name="">
      <style:paragraph-properties fo:margin-top="0.423cm" fo:margin-bottom="0.282cm" loext:contextual-spacing="false" fo:line-height="107%" fo:keep-together="always" fo:keep-with-next="always"/>
    </style:style>
    <style:style style:name="P45" style:family="paragraph" style:parent-style-name="Standard" style:list-style-name="WW8Num6">
      <style:paragraph-properties fo:margin-left="1.27cm" fo:margin-right="0.175cm" fo:text-align="justify" style:justify-single-word="false" fo:text-indent="-0.635cm" style:auto-text-indent="false"/>
      <style:text-properties style:font-name="Arial" fo:font-size="9pt" style:font-size-asian="9pt" style:font-name-complex="Arial" style:font-size-complex="9pt"/>
    </style:style>
    <style:style style:name="P46" style:family="paragraph" style:parent-style-name="Standard" style:list-style-name="WW8Num1">
      <style:paragraph-properties fo:margin-left="1.323cm" fo:margin-right="0.175cm" fo:text-align="justify" style:justify-single-word="false" fo:text-indent="-0.635cm" style:auto-text-indent="false"/>
      <style:text-properties style:font-name="Arial" fo:font-size="9pt" style:font-size-asian="9pt" style:font-name-complex="Arial" style:font-size-complex="9pt"/>
    </style:style>
    <style:style style:name="P47" style:family="paragraph" style:parent-style-name="Standard" style:list-style-name="WW8Num1">
      <style:paragraph-properties fo:margin-left="1.323cm" fo:margin-right="0.175cm" fo:text-align="justify" style:justify-single-word="false" fo:text-indent="-0.635cm" style:auto-text-indent="false"/>
    </style:style>
    <style:style style:name="T1" style:family="text">
      <style:text-properties style:font-name="Arial" fo:font-size="9pt" fo:font-weight="bold" style:font-size-asian="9pt" style:font-weight-asian="bold" style:font-name-complex="Arial" style:font-size-complex="9pt"/>
    </style:style>
    <style:style style:name="T2" style:family="text">
      <style:text-properties style:font-name="Arial" fo:font-size="9pt" fo:font-weight="bold" style:font-size-asian="9pt" style:font-weight-asian="bold" style:font-name-complex="Arial" style:font-size-complex="9pt" style:font-weight-complex="bold"/>
    </style:style>
    <style:style style:name="T3" style:family="text">
      <style:text-properties style:font-name="Arial" fo:font-size="9pt" fo:font-weight="bold" style:font-name-asian="Arial Unicode MS" style:font-size-asian="9pt" style:font-weight-asian="bold" style:font-name-complex="Arial" style:font-size-complex="9pt"/>
    </style:style>
    <style:style style:name="T4" style:family="text">
      <style:text-properties style:font-name="Arial" fo:font-size="9pt" fo:font-weight="bold" fo:background-color="transparent" loext:char-shading-value="0" style:font-size-asian="9pt" style:font-weight-asian="bold" style:font-name-complex="Arial" style:font-size-complex="9pt"/>
    </style:style>
    <style:style style:name="T5" style:family="text">
      <style:text-properties style:font-name="Arial" fo:font-size="9pt" fo:font-weight="bold" fo:background-color="transparent" loext:char-shading-value="0" style:font-size-asian="9pt" style:font-weight-asian="bold" style:font-name-complex="Arial" style:font-size-complex="9pt" style:font-weight-complex="bold"/>
    </style:style>
    <style:style style:name="T6" style:family="text">
      <style:text-properties style:font-name="Arial" fo:font-size="9pt" style:font-size-asian="9pt" style:font-name-complex="Arial" style:font-size-complex="9pt"/>
    </style:style>
    <style:style style:name="T7" style:family="text">
      <style:text-properties style:font-name="Arial" fo:font-size="9pt" style:font-size-asian="9pt" style:font-name-complex="Arial" style:font-size-complex="9pt" style:font-weight-complex="bold"/>
    </style:style>
    <style:style style:name="T8" style:family="text">
      <style:text-properties style:font-name="Arial" fo:font-size="9pt" fo:language="es" fo:country="MX" style:font-size-asian="9pt" style:font-name-complex="Arial" style:font-size-complex="9pt"/>
    </style:style>
    <style:style style:name="T9" style:family="text">
      <style:text-properties style:font-name="Arial" fo:font-size="9pt" fo:language="es" fo:country="MX" fo:font-weight="bold" style:font-size-asian="9pt" style:font-weight-asian="bold" style:font-name-complex="Arial" style:font-size-complex="9pt"/>
    </style:style>
    <style:style style:name="T10" style:family="text">
      <style:text-properties style:font-name="Arial" fo:font-size="9pt" fo:language="es" fo:country="MX" fo:font-weight="bold" style:font-size-asian="9pt" style:font-weight-asian="bold" style:font-name-complex="Arial" style:font-size-complex="9pt" style:font-weight-complex="bold"/>
    </style:style>
    <style:style style:name="T11" style:family="text">
      <style:text-properties style:font-name="Arial" fo:font-size="9pt" fo:language="es" fo:country="MX" fo:font-weight="bold" fo:background-color="transparent" loext:char-shading-value="0" style:font-size-asian="9pt" style:font-weight-asian="bold" style:font-name-complex="Arial" style:font-size-complex="9pt"/>
    </style:style>
    <style:style style:name="T12" style:family="text">
      <style:text-properties style:font-name="Arial" fo:font-size="9pt" fo:language="es" fo:country="MX" fo:font-weight="bold" fo:background-color="transparent" loext:char-shading-value="0" style:font-size-asian="9pt" style:font-weight-asian="bold" style:font-name-complex="Arial" style:font-size-complex="9pt" style:font-weight-complex="bold"/>
    </style:style>
    <style:style style:name="T13" style:family="text">
      <style:text-properties style:font-name="Arial" fo:font-size="9pt" fo:language="es" fo:country="MX" style:font-name-asian="Arial" style:font-size-asian="9pt" style:font-name-complex="Arial" style:font-size-complex="9pt"/>
    </style:style>
    <style:style style:name="T14" style:family="text">
      <style:text-properties style:font-name="Arial" fo:font-size="9pt" fo:language="es" fo:country="MX" fo:background-color="transparent" loext:char-shading-value="0" style:font-size-asian="9pt" style:font-name-complex="Arial" style:font-size-complex="9pt"/>
    </style:style>
    <style:style style:name="T15" style:family="text">
      <style:text-properties style:font-name="Arial" fo:font-size="9pt" style:font-name-asian="Arial Unicode MS" style:font-size-asian="9pt" style:font-name-complex="Arial" style:font-size-complex="9pt"/>
    </style:style>
    <style:style style:name="T16" style:family="text">
      <style:text-properties style:font-name="Arial" fo:font-size="9pt" style:rfc-language-tag="es-ES-u-co-trad" fo:language="es" fo:country="ES" fo:font-weight="bold" style:font-size-asian="9pt" style:font-weight-asian="bold" style:font-name-complex="Arial" style:font-size-complex="9pt" style:font-weight-complex="bold"/>
    </style:style>
    <style:style style:name="T17" style:family="text">
      <style:text-properties style:font-name="Arial" fo:font-size="10pt" fo:language="es" fo:country="MX" style:font-size-asian="10pt" style:font-name-complex="Arial" style:font-size-complex="10pt"/>
    </style:style>
    <style:style style:name="T18" style:family="text">
      <style:text-properties style:font-name="Verdana" fo:font-size="9pt" style:font-size-asian="9pt" style:font-name-complex="Verdana" style:font-size-complex="9pt"/>
    </style:style>
    <style:style style:name="T19" style:family="text">
      <style:text-properties fo:color="#000000" style:font-name="Arial" fo:font-size="9pt" fo:language="es" fo:country="MX" style:font-size-asian="9pt" style:font-name-complex="Arial"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mployee_id.name" text:name="py3o.o.employee_id.name"/>
        <text:user-field-decl office:value-type="string" office:string-value="employee_id.last_name" text:name="py3o.o.employee_id.last_name"/>
        <text:user-field-decl office:value-type="string" office:string-value="employee_id.mothers_last_name" text:name="py3o.o.employee_id.mothers_last_name"/>
        <text:user-field-decl office:value-type="string" office:string-value="days_duration_training" text:name="py3o.o.days_duration_training"/>
        <text:user-field-decl office:value-type="string" office:string-value="job_id.name" text:name="py3o.o.job_id.name"/>
        <text:user-field-decl office:value-type="string" office:string-value="employee_id.gender" text:name="py3o.o.employee_id.gender"/>
        <text:user-field-decl office:value-type="string" office:string-value="employee_id.age" text:name="py3o.o.employee_id.age"/>
        <text:user-field-decl office:value-type="string" office:string-value="employee_id.marital" text:name="py3o.o.employee_id.marital"/>
        <text:user-field-decl office:value-type="string" office:string-value="employee_id.country_id.name" text:name="py3o.o.employee_id.country_id.name"/>
        <text:user-field-decl office:value-type="string" office:string-value="employee_id.address_home_id.street" text:name="py3o.o.employee_id.address_home_id.street"/>
        <text:user-field-decl office:value-type="string" office:string-value="employee_id.address_home_id.block" text:name="py3o.o.employee_id.address_home_id.block"/>
        <text:user-field-decl office:value-type="string" office:string-value="employee_id.address_home_id.interior" text:name="py3o.o.employee_id.address_home_id.interior"/>
        <text:user-field-decl office:value-type="string" office:string-value="employee_id.address_home_id.building" text:name="py3o.o.employee_id.address_home_id.building"/>
        <text:user-field-decl office:value-type="string" office:string-value="employee_id.address_home_id.suburb_id.name" text:name="py3o.o.employee_id.address_home_id.suburb_id.name"/>
        <text:user-field-decl office:value-type="string" office:string-value="employee_id.address_home_id.zip" text:name="py3o.o.employee_id.address_home_id.zip"/>
        <text:user-field-decl office:value-type="string" office:string-value="employee_id.address_home_id.municipality_id.name" text:name="py3o.o.employee_id.address_home_id.municipality_id.name"/>
        <text:user-field-decl office:value-type="string" office:string-value="employee_id.address_home_id.state_id.name" text:name="py3o.o.employee_id.address_home_id.state_id.name"/>
        <text:user-field-decl office:value-type="string" office:string-value="employee_id.address_home_id.rfc" text:name="py3o.o.employee_id.address_home_id.rfc"/>
        <text:user-field-decl office:value-type="string" office:string-value="employee_id.address_home_id.curp" text:name="py3o.o.employee_id.address_home_id.curp"/>
        <text:user-field-decl office:value-type="string" office:string-value="days_duration" text:name="py3o.o.days_duration"/>
        <text:user-field-decl office:value-type="string" office:string-value="date_start_letter" text:name="py3o.o.date_start_letter"/>
        <text:user-field-decl office:value-type="string" office:string-value="date_end_letter" text:name="py3o.o.date_end_letter"/>
        <text:user-field-decl office:value-type="string" office:string-value="wage" text:name="py3o.o.wage"/>
        <text:user-field-decl office:value-type="string" office:string-value="pantry_vouchers_amount" text:name="py3o.o.pantry_vouchers_amount"/>
        <text:user-field-decl office:value-type="string" office:string-value="employee_id.address_home_id.street_name" text:name="py3o.o.employee_id.address_home_id.street_name"/>
        <text:user-field-decl office:value-type="string" office:string-value="employee_id.address_home_id.street_number" text:name="py3o.o.employee_id.address_home_id.street_number"/>
        <text:user-field-decl office:value-type="string" office:string-value="employee_id.address_home_id.street_number2" text:name="py3o.o.employee_id.address_home_id.street_number2"/>
        <text:user-field-decl office:value-type="string" office:string-value="employee_id.address_home_id.l10n_mx_edi_colony" text:name="py3o.o.employee_id.address_home_id.l10n_mx_edi_colony"/>
        <text:user-field-decl office:value-type="string" office:string-value="employee_id.address_home_id.l10n_mx_edi_locality_id.name" text:name="py3o.o.employee_id.address_home_id.l10n_mx_edi_locality_id.name"/>
        <text:user-field-decl office:value-type="string" office:string-value="employee_id.bf_gender" text:name="py3o.o.employee_id.bf_gender"/>
        <text:user-field-decl office:value-type="string" office:string-value="employee_id.bf_marital" text:name="py3o.o.employee_id.bf_marital"/>
      </text:user-field-decls>
      <text:p text:style-name="P32"><text:span text:style-name="T1">CONTRATO INDIVIDUAL DE TRABAJO CON PERIODO DE CAPACITACIÓN INICIAL</text:span><text:span text:style-name="T6"> QUE CELEBRAN POR UNA PARTE, </text:span><text:span text:style-name="T1">TRANSPORTES AEROMAR S.A DE C.V.</text:span><text:span text:style-name="T6"> REPRESENTADA <text:s/>POR LA </text:span><text:span text:style-name="T1">LIC. ALEJANDRO HEREDIA ESCUDERO</text:span><text:span text:style-name="T18"> </text:span><text:span text:style-name="T6">EN SU CARÁCTER DE GERENTE SENIOR DE ADMINISTRACION DE PERSONAL, A QUIEN EN LO SUCESIVO SE LE DENOMINARÁ <text:s/></text:span><text:span text:style-name="T1">“EL PATRÓN”,</text:span><text:span text:style-name="T6"> Y POR LA OTRA, EL </text:span><text:span text:style-name="T1">C. </text:span><text:span text:style-name="T1"><text:user-field-get text:name="py3o.o.employee_id.name">employee_id.name</text:user-field-get></text:span><text:span text:style-name="T4"><text:s/></text:span><text:span text:style-name="T4"><text:user-field-get text:name="py3o.o.employee_id.last_name">employee_id.last_name</text:user-field-get></text:span><text:span text:style-name="T4"><text:s/></text:span><text:span text:style-name="T4"><text:user-field-get text:name="py3o.o.employee_id.mothers_last_name">employee_id.mothers_last_name</text:user-field-get></text:span><text:span text:style-name="T6">, A QUIEN EN LO SUCESIVO SE LE DENOMINARÁ </text:span><text:span text:style-name="T1">“EL TRABAJADOR”</text:span><text:span text:style-name="T6"> Y A AMBOS SE LES DENOMINARÁ </text:span><text:span text:style-name="T1">“LAS PARTES” </text:span><text:span text:style-name="T6">MISMAS QUE SE SUJETAN A LAS SIGUIENTES DECLARACIONES Y CLAUSULAS:</text:span></text:p>
      <text:p text:style-name="P2"/>
      <text:p text:style-name="P2"/>
      <text:p text:style-name="P3">DECLARACIONES</text:p>
      <text:p text:style-name="P4">“EL PATRÓN”<text:tab/></text:p>
      <text:p text:style-name="P4"/>
      <text:list xml:id="list375675886" text:style-name="WW8Num8">
        <text:list-item>
          <text:p text:style-name="P39"><text:span text:style-name="T6">Declara “EL PATRÓN” ser una </text:span><text:span text:style-name="T8">sociedad mercantil constituida conforme a las Leyes de la República Mexicana, dedicada a la prestación de servicios a aviones, barcos, camiones y automóviles, así como a las empresas propietarias o concesionarias de las mismas y con domicilio en </text:span><text:span text:style-name="T9">ZONA D HANGARES NUMERO 1, COLONIA ZONA FEDERAL AEROPUERTO INTERNACIONAL DE LA CIUDAD DE MEXICO, DELEGACIÓN VENUSTIANO CARRANZA, C.P. 15620, CIUDAD DE MEXICO. RFC: TAE870129F98.</text:span></text:p>
        </text:list-item>
      </text:list>
      <text:p text:style-name="P22"/>
      <text:list xml:id="list111212188011088" text:continue-numbering="true" text:style-name="WW8Num8">
        <text:list-item>
          <text:p text:style-name="P40"><text:span text:style-name="T8">Continúa declarando “EL PATRÓN”, que para cumplir con sus planes estratégicos de operación y atendiendo las disposiciones que establecen los artículos 35 y 39 B, requiere contratar a través de la modalidad de capacitación inicial por un periodo de </text:span><text:span text:style-name="T10"><text:user-field-get text:name="py3o.o.days_duration_training">days_duration_training</text:user-field-get></text:span><text:span text:style-name="T11"><text:s/>días</text:span><text:span text:style-name="T8">, a una persona que tenga interés en adquirir los conocimientos y habilidades <text:s/>necesarias para desarrollar las actividades y cumplir con los objetivos y resultados correspondientes al puesto de</text:span><text:span text:style-name="T14"> </text:span><text:span text:style-name="T11"><text:user-field-get text:name="py3o.o.job_id.name">job_id.name</text:user-field-get></text:span><text:span text:style-name="T14">, en lo</text:span><text:span text:style-name="T8">s términos que se definen en el presente contrato:</text:span></text:p>
        </text:list-item>
      </text:list>
      <text:p text:style-name="P7"/>
      <text:p text:style-name="P4">“EL TRABAJADOR”</text:p>
      <text:p text:style-name="P4"/>
      <text:list xml:id="list2508337689" text:style-name="WW8Num5">
        <text:list-item>
          <text:p text:style-name="P41">Declara:</text:p>
        </text:list-item>
      </text:list>
      <text:p text:style-name="P7"/>
      <text:list xml:id="list2357369100" text:style-name="WW8Num13">
        <text:list-item>
          <text:p text:style-name="P37"><text:span text:style-name="T8">Sexo: </text:span><text:span text:style-name="T11"><text:user-field-get text:name="py3o.o.employee_id.bf_gender">employee_id.bf_gender</text:user-field-get></text:span></text:p>
        </text:list-item>
        <text:list-item>
          <text:p text:style-name="P37"><text:span text:style-name="T8">Edad: </text:span><text:span text:style-name="T10"><text:user-field-get text:name="py3o.o.employee_id.age">employee_id.age</text:user-field-get></text:span><text:span text:style-name="T8"><text:s/></text:span><text:span text:style-name="T9">AÑOS</text:span></text:p>
        </text:list-item>
        <text:list-item>
          <text:p text:style-name="P37"><text:span text:style-name="T8">Estado civil: </text:span><text:span text:style-name="T11"><text:user-field-get text:name="py3o.o.employee_id.bf_marital">employee_id.bf_marital</text:user-field-get></text:span></text:p>
        </text:list-item>
        <text:list-item>
          <text:p text:style-name="P37"><text:span text:style-name="T8">Nacionalidad: </text:span><text:span text:style-name="T11"><text:user-field-get text:name="py3o.o.employee_id.country_id.name">employee_id.country_id.name</text:user-field-get></text:span></text:p>
        </text:list-item>
        <text:list-item>
          <text:p text:style-name="P38">Domicilio</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2" office:value-type="string">
            <text:list xml:id="list3459618575" text:style-name="WW8Num14">
              <text:list-item>
                <text:p text:style-name="P33">Calle: </text:p>
              </text:list-item>
            </text:list>
          </table:table-cell>
          <table:covered-table-cell/>
          <table:table-cell table:style-name="Table1.A1" table:number-columns-spanned="6" office:value-type="string">
            <text:p text:style-name="P14"><text:user-field-get text:name="py3o.o.employee_id.address_home_id.street_name">employee_id.address_home_id.street_name</text:user-field-get></text:p>
          </table:table-cell>
          <table:covered-table-cell/>
          <table:covered-table-cell/>
          <table:covered-table-cell/>
          <table:covered-table-cell/>
          <table:covered-table-cell/>
        </table:table-row>
        <table:table-row table:style-name="Table1.1">
          <table:table-cell table:style-name="Table1.A1" table:number-columns-spanned="7" office:value-type="string">
            <text:list xml:id="list111211500667301" text:continue-numbering="true" text:style-name="WW8Num14">
              <text:list-item>
                <text:p text:style-name="P33">Núm. Exterior / Manzana: </text:p>
              </text:list-item>
            </text:list>
          </table:table-cell>
          <table:covered-table-cell/>
          <table:covered-table-cell/>
          <table:covered-table-cell/>
          <table:covered-table-cell/>
          <table:covered-table-cell/>
          <table:covered-table-cell/>
          <table:table-cell table:style-name="Table1.A1" office:value-type="string">
            <text:p text:style-name="P14"><text:user-field-get text:name="py3o.o.employee_id.address_home_id.street_number">employee_id.address_home_id.street_number</text:user-field-get></text:p>
          </table:table-cell>
        </table:table-row>
        <table:table-row table:style-name="Table1.1">
          <table:table-cell table:style-name="Table1.A1" table:number-columns-spanned="5" office:value-type="string">
            <text:list xml:id="list111210784638911" text:continue-numbering="true" text:style-name="WW8Num14">
              <text:list-item>
                <text:p text:style-name="P33">Núm. Interior / Lote:</text:p>
              </text:list-item>
            </text:list>
          </table:table-cell>
          <table:covered-table-cell/>
          <table:covered-table-cell/>
          <table:covered-table-cell/>
          <table:covered-table-cell/>
          <table:table-cell table:style-name="Table1.A1" table:number-columns-spanned="3" office:value-type="string">
            <text:p text:style-name="P14"><text:user-field-get text:name="py3o.o.employee_id.address_home_id.street_number2">employee_id.address_home_id.street_number2</text:user-field-get></text:p>
          </table:table-cell>
          <table:covered-table-cell/>
          <table:covered-table-cell/>
        </table:table-row>
        <table:table-row table:style-name="Table1.1">
          <table:table-cell table:style-name="Table1.A1" table:number-columns-spanned="7" office:value-type="string">
            <text:list xml:id="list111211094461899" text:continue-numbering="true" text:style-name="WW8Num14">
              <text:list-item>
                <text:p text:style-name="P33">Edificio y/o Departamento:</text:p>
              </text:list-item>
            </text:list>
          </table:table-cell>
          <table:covered-table-cell/>
          <table:covered-table-cell/>
          <table:covered-table-cell/>
          <table:covered-table-cell/>
          <table:covered-table-cell/>
          <table:covered-table-cell/>
          <table:table-cell table:style-name="Table1.A1" office:value-type="string">
            <text:p text:style-name="P14"><text:user-field-get text:name="py3o.o.employee_id.address_home_id.building">employee_id.address_home_id.building</text:user-field-get></text:p>
          </table:table-cell>
        </table:table-row>
        <table:table-row table:style-name="Table1.1">
          <table:table-cell table:style-name="Table1.A1" table:number-columns-spanned="4" office:value-type="string">
            <text:list xml:id="list111211190457626" text:continue-numbering="true" text:style-name="WW8Num14">
              <text:list-item>
                <text:p text:style-name="P33">Colonia:</text:p>
              </text:list-item>
            </text:list>
          </table:table-cell>
          <table:covered-table-cell/>
          <table:covered-table-cell/>
          <table:covered-table-cell/>
          <table:table-cell table:style-name="Table1.A1" table:number-columns-spanned="4" office:value-type="string">
            <text:p text:style-name="P14"><text:user-field-get text:name="py3o.o.employee_id.address_home_id.l10n_mx_edi_colony">employee_id.address_home_id.l10n_mx_edi_colony</text:user-field-get></text:p>
          </table:table-cell>
          <table:covered-table-cell/>
          <table:covered-table-cell/>
          <table:covered-table-cell/>
        </table:table-row>
        <table:table-row table:style-name="Table1.1">
          <table:table-cell table:style-name="Table1.A1" office:value-type="string">
            <text:list xml:id="list111211438003491" text:continue-numbering="true" text:style-name="WW8Num14">
              <text:list-item>
                <text:p text:style-name="P33">C.P.</text:p>
              </text:list-item>
            </text:list>
          </table:table-cell>
          <table:table-cell table:style-name="Table1.A1" table:number-columns-spanned="7" office:value-type="string">
            <text:p text:style-name="P14"><text:user-field-get text:name="py3o.o.employee_id.address_home_id.zip">employee_id.address_home_id.zip</text:user-field-get></text:p>
          </table:table-cell>
          <table:covered-table-cell/>
          <table:covered-table-cell/>
          <table:covered-table-cell/>
          <table:covered-table-cell/>
          <table:covered-table-cell/>
          <table:covered-table-cell/>
        </table:table-row>
        <table:table-row table:style-name="Table1.1">
          <table:table-cell table:style-name="Table1.A1" table:number-columns-spanned="6" office:value-type="string">
            <text:list xml:id="list111211487681321" text:continue-numbering="true" text:style-name="WW8Num14">
              <text:list-item>
                <text:p text:style-name="P33">Delegación / Municipio:</text:p>
              </text:list-item>
            </text:list>
          </table:table-cell>
          <table:covered-table-cell/>
          <table:covered-table-cell/>
          <table:covered-table-cell/>
          <table:covered-table-cell/>
          <table:covered-table-cell/>
          <table:table-cell table:style-name="Table1.A1" table:number-columns-spanned="2" office:value-type="string">
            <text:p text:style-name="P15"><text:user-field-get text:name="py3o.o.employee_id.address_home_id.l10n_mx_edi_locality_id.name">employee_id.address_home_id.l10n_mx_edi_locality_id.name</text:user-field-get></text:p>
          </table:table-cell>
          <table:covered-table-cell/>
        </table:table-row>
        <table:table-row table:style-name="Table1.1">
          <table:table-cell table:style-name="Table1.A1" table:number-columns-spanned="3" office:value-type="string">
            <text:list xml:id="list111211092213551" text:continue-numbering="true" text:style-name="WW8Num14">
              <text:list-item>
                <text:p text:style-name="P34">Estado:</text:p>
              </text:list-item>
            </text:list>
          </table:table-cell>
          <table:covered-table-cell/>
          <table:covered-table-cell/>
          <table:table-cell table:style-name="Table1.A1" table:number-columns-spanned="5" office:value-type="string">
            <text:p text:style-name="P31"><text:user-field-get text:name="py3o.o.employee_id.address_home_id.state_id.name">employee_id.address_home_id.state_id.name</text:user-field-get></text:p>
          </table:table-cell>
          <table:covered-table-cell/>
          <table:covered-table-cell/>
          <table:covered-table-cell/>
          <table:covered-table-cell/>
        </table:table-row>
      </table:table>
      <text:list xml:id="list111211514630834" text:continue-list="list2357369100" text:style-name="WW8Num13">
        <text:list-item>
          <text:p text:style-name="P42"><text:span text:style-name="T8">RFC:</text:span><text:span text:style-name="T9"> </text:span><text:span text:style-name="T11"><text:user-field-get text:name="py3o.o.employee_id.address_home_id.rfc">employee_id.address_home_id.rfc</text:user-field-get></text:span></text:p>
        </text:list-item>
        <text:list-item>
          <text:p text:style-name="P37"><text:span text:style-name="T8">CURP:</text:span><text:span text:style-name="T9"><text:tab/></text:span><text:span text:style-name="T11"><text:user-field-get text:name="py3o.o.employee_id.address_home_id.curp">employee_id.address_home_id.curp</text:user-field-get></text:span></text:p>
        </text:list-item>
      </text:list>
      <text:p text:style-name="P9"/>
      <text:list xml:id="list111210518195971" text:continue-list="list2508337689" text:style-name="WW8Num5">
        <text:list-item>
          <text:p text:style-name="P43"><text:span text:style-name="T8">Declara “EL TRABAJADOR” que ha recibido una completa explicación de la naturaleza del trabajo que va a desarrollar y que</text:span><text:span text:style-name="T6"> se obliga a prestar sus servicios personales subordinados bajo la dirección y mando de </text:span><text:span text:style-name="T8">“EL PATRÓN”</text:span><text:span text:style-name="T6">, con el fin de que adquiera los conocimientos y habilidades necesarias para desarrollar la habilidad para la que es contratado, por lo cual, si no acredita al término de la capacitación inicial haber obtenido la competencia laboral requerida, quedará concluida la relación de trabajo sin responsabilidad para “EL PATRÓN”, lo anterior de conformidad con lo dispuesto en el artículo 39-b de la Ley.</text:span></text:p>
        </text:list-item>
      </text:list>
      <text:p text:style-name="P28"/>
      <text:list xml:id="list111212366277278" text:continue-numbering="true" text:style-name="WW8Num5">
        <text:list-item>
          <text:p text:style-name="P35"><text:span text:style-name="T8">Continua declarando “EL TRABAJADOR” que es de su conocimiento que al contratar trabajadores en </text:span><text:span text:style-name="T9">CAPACITACIÓN INICIAL</text:span><text:span text:style-name="T8">, “EL PATRÓN” fijará el período de capacitación que sea necesario de acuerdo a la categoría o puesto que se vaya a cubrir y de conformidad con lo dispuesto por el Artículo 39-B de la Ley.</text:span></text:p>
        </text:list-item>
      </text:list>
      <text:p text:style-name="P29"/>
      <text:list xml:id="list111212312718796" text:continue-numbering="true" text:style-name="WW8Num5">
        <text:list-item>
          <text:p text:style-name="P36">A continuación expreso que en caso de fallecimiento es mi voluntad designar a mis beneficiarios, a efecto de que reciban el pago de mi Finiquito y prestaciones que otorga la empresa Transportes Aeromar S.A. de C.V. derivadas del presente Contrato Individual de Trabajo.</text:p>
        </text:list-item>
      </text:list>
      <text:h text:style-name="P44" text:outline-level="1"><text:span text:style-name="T13"><text:s text:c="11"/></text:span>Beneficiarios para pago de finiquito y prestacion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Nombre</text:p>
          </table:table-cell>
          <table:table-cell table:style-name="Table2.A1" office:value-type="string">
            <text:p text:style-name="P10">Fecha de nacimiento</text:p>
          </table:table-cell>
          <table:table-cell table:style-name="Table2.A1" office:value-type="string">
            <text:p text:style-name="P10">Parentesco</text:p>
          </table:table-cell>
          <table:table-cell table:style-name="Table2.D1" office:value-type="string">
            <text:p text:style-name="P10">Porcentaje</text:p>
          </table:table-cell>
        </table:table-row>
        <table:table-row table:style-name="Table2.1">
          <table:table-cell table:style-name="Table2.A1" office:value-type="string">
            <text:p text:style-name="P11"/>
          </table:table-cell>
          <table:table-cell table:style-name="Table2.A1" office:value-type="string">
            <text:p text:style-name="P8"/>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D1" office:value-type="string">
            <text:p text:style-name="P8"/>
          </table:table-cell>
        </table:table-row>
        <text:soft-page-break/>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D1" office:value-type="string">
            <text:p text:style-name="P8"/>
          </table:table-cell>
        </table:table-row>
      </table:table>
      <text:p text:style-name="P27">Sentadas las anteriores declaraciones, las partes pactan las siguientes:</text:p>
      <text:p text:style-name="P7"/>
      <text:p text:style-name="P10">CLÁUSULAS</text:p>
      <text:p text:style-name="P9"/>
      <text:p text:style-name="P1"><text:span text:style-name="T9">PRIMERA.-</text:span><text:span text:style-name="T8"> “EL TRABAJADOR” reconoce que la EMPRESA y sus representantes son “EL PATRÓN”, por lo que los trabajadores quedan obligados a realizar las labores que “EL PATRÓN” le encomiende, siempre y cuando las ordenes sean del trabajo contratado y/o funciones inherentes al mismo; así mismo, reconoce “EL TRABAJADOR” que por ser una empresa que presta sus servicios los 365 días del año, así como, que presta sus servicios al público en general, “EL PATRÓN” definirá el lugar o lugares en donde deba prestarse el trabajo, dictando las medidas necesarias para el cumplimiento del mismo, pudiendo cambiar incluso el área y lugar de trabajo tantas veces como se requiera, previo aviso con no menos de 24 horas a “EL TRABAJADOR”, sin que esto signifique cambio en las condiciones de trabajo, quedando obligado “EL TRABAJADOR” a acatar en todo momento lo anteriormente expuesto.</text:span></text:p>
      <text:p text:style-name="P7"/>
      <text:p text:style-name="P26"><text:span text:style-name="T9">SEGUNDA.-</text:span><text:span text:style-name="T8"> </text:span><text:span text:style-name="T6">Las partes establecen que la materia fundamental que da origen a este contrato consiste en la capacitación inicial que “EL <text:s/>PATRON” proporcionará a “EL TRABAJADOR” para que adquiera los conocimientos y habilidades necesarias para <text:s/>desarrollar las actividades y cumplir con los objetivos y resultados correspondientes al puesto de </text:span><text:span text:style-name="T4"><text:user-field-get text:name="py3o.o.job_id.name">job_id.name</text:user-field-get></text:span><text:span text:style-name="T1"><text:s/></text:span><text:span text:style-name="T6">por lo que al ser valorado y como consecuencia se le considere apto para desempeñar el puesto para el cual fue capacitado, se celebrará el contrato individual de trabajo correspondiente. </text:span></text:p>
      <text:p text:style-name="P24"/>
      <text:p text:style-name="P26"><text:span text:style-name="T9">TERCERA.-</text:span><text:span text:style-name="T8"> </text:span><text:span text:style-name="T6">La duración del presente contrato será de</text:span><text:span text:style-name="T1"> </text:span><text:span text:style-name="T4"><text:user-field-get text:name="py3o.o.days_duration">days_duration</text:user-field-get></text:span><text:span text:style-name="T1"><text:s/>días, </text:span><text:span text:style-name="T6">con efectos a partir del</text:span><text:span text:style-name="T1"> </text:span><text:span text:style-name="T4"><text:user-field-get text:name="py3o.o.date_start_letter">date_start_letter</text:user-field-get></text:span><text:span text:style-name="T1"><text:s/></text:span><text:span text:style-name="T6">por lo que “EL PATRÓN” y “EL TRABAJADOR”, convienen que en el caso de que “EL TRABAJADOR” no acredite la competencia necesaria para el desarrollo de sus funciones, a juicio de “EL PATRON”, se dará por terminada la relación laboral de “EL TRABAJADOR”, sin responsabilidad para “EL PATRON” a más tardar el </text:span><text:span text:style-name="T2"><text:user-field-get text:name="py3o.o.date_end_letter">date_end_letter</text:user-field-get></text:span><text:span text:style-name="T4">.</text:span></text:p>
      <text:p text:style-name="P4"/>
      <text:p text:style-name="P1"><text:span text:style-name="T9">CUARTA.- </text:span><text:span text:style-name="T17">Las partes convienen en el patrón fijará la duración de la jornada de trabajo sin que pueda exceder los máximos legales.</text:span></text:p>
      <text:p text:style-name="P17"/>
      <text:p text:style-name="P1"><text:span text:style-name="T13"><text:s/></text:span><text:span text:style-name="T8">“EL TRABAJADOR” podrá tomar sus alimentos en cada jornada según los Artículos 63 y 64 de la Ley Federal del Trabajo.</text:span></text:p>
      <text:p text:style-name="P7"/>
      <text:p text:style-name="P1"><text:span text:style-name="T8">“EL TRABAJADOR”, manifiesta su consentimiento para laborar en cualquier otra jornada a la ya enunciada, de acuerdo con las instrucciones que reciba por parte de </text:span><text:span text:style-name="T6">“EL PATRON”</text:span><text:span text:style-name="T8">, razón por la que atendiendo estas disposiciones, cualquier cambio de jornada laboral que se aplique por parte de </text:span><text:span text:style-name="T6">“EL PATRON”</text:span><text:span text:style-name="T8">, no implicará modificación unilateral a las condiciones de trabajo, y en el supuesto de que “EL TRABAJADOR”, no cumpliera las instrucciones recibidas y omita laborar en el horario que se le instruya, actualizará el derecho de “EL PATRON” a rescindirle justificadamente la relación laboral, sin responsabilidad para </text:span><text:span text:style-name="T6">“EL PATRON”</text:span><text:span text:style-name="T8">.</text:span></text:p>
      <text:p text:style-name="P7"/>
      <text:p text:style-name="P7">Con fundamento en el Artículo 59 de la Ley las partes podrán fijar las modalidades que consideren convenientes con objeto de distribuir la jornada a que se refiere la presente Cláusula.</text:p>
      <text:p text:style-name="P7"/>
      <text:p text:style-name="P1"><text:span text:style-name="T9">QUINTA.-</text:span><text:span text:style-name="T8"> Para el caso de que </text:span><text:span text:style-name="T6">“EL TRABAJADOR”</text:span><text:span text:style-name="T8"> tenga que laborar más tiempo del establecido en su jornada de trabajo, deberá recabar permiso por escrito de su jefe inmediato superior, sin cuyo requisito no se le cubrirá el importe de ninguna jornada extraordinaria supuestamente laborada. </text:span></text:p>
      <text:p text:style-name="P7"/>
      <text:p text:style-name="P1"><text:span text:style-name="T9">SEXTA.-</text:span><text:span text:style-name="T8"> Cuando “EL TRABAJADOR” se vea obligado a faltar a sus labores por causas de fuerza mayor, deberá dar aviso de inmediato y telefónicamente a su Jefe Directo sobre la o las causas que lo obligaron a faltar a sus labores con al menos 60 min antes del inicio de la jornada. Lo anterior con la finalidad de que “EL PATRON” esté en condiciones de cubrir la ausencia oportunamente. El aviso telefónico no justificará la falta, siendo obligación de “EL TRABAJADOR” al regresar a sus labores, justificar su falta con el comprobante respectivo, que en caso de enfermedad será únicamente el certificado de incapacidad que expide el Instituto Mexicano del Seguro Social. </text:span></text:p>
      <text:p text:style-name="P9"/>
      <text:p text:style-name="P1"><text:span text:style-name="T15">En caso de falta injustificada </text:span><text:span text:style-name="T8">“EL TRABAJADOR”</text:span><text:span text:style-name="T15"> no tendrá derecho a las retribuciones correspondientes a los días y horas que se ausente, ni a recibir el importe proporcional que por séptimo día (día de descanso) corresponda a ese tiempo, y estas se tomarán en cuenta para determinar el pago de vacaciones, vales de despensa y aguinaldo, ya que estas prestaciones toman en cuenta el número de días efectivamente laborados por </text:span><text:span text:style-name="T8">“EL TRABAJADOR”</text:span><text:span text:style-name="T15">.</text:span></text:p>
      <text:p text:style-name="P16"/>
      <text:p text:style-name="P1"><text:span text:style-name="T16">SEPTÍMA.- </text:span><text:span text:style-name="T15">Ambas partes acuerdan que </text:span><text:span text:style-name="T2">“EL TRABAJADOR”</text:span><text:span text:style-name="T7"> como remuneración a sus servicios recibirá la cantidad de </text:span><text:span text:style-name="T5">$</text:span><text:span text:style-name="T12"><text:user-field-get text:name="py3o.o.wage">wage</text:user-field-get></text:span><text:span text:style-name="T5"> </text:span><text:span text:style-name="T7">Como sueldo mensual,</text:span><text:span text:style-name="T6"> más la siguiente prestación:</text:span></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DESPENSA</text:p>
          </table:table-cell>
          <table:table-cell table:style-name="Table3.A1" office:value-type="string">
            <text:p text:style-name="P9">$</text:p>
          </table:table-cell>
          <table:table-cell table:style-name="Table3.A1" office:value-type="string">
            <text:p text:style-name="P12"><text:user-field-get text:name="py3o.o.pantry_vouchers_amount">pantry_vouchers_amount</text:user-field-get></text:p>
          </table:table-cell>
        </table:table-row>
      </table:table>
      <text:p text:style-name="P7"/>
      <text:p text:style-name="P7">Estos pagos serán hechos por quincenas vencidas en día laborable, conviniendo las partes en que el sueldo mensual mencionado en la presente Cláusula, incluye la remuneración correspondiente al día de descanso semanal, así como a los días de descanso obligatorios y “EL PATRÓN” queda facultado para deducir del salario todas aquellas cantidades que por disposición legal debe efectuar a “EL TRABAJADOR”.</text:p>
      <text:p text:style-name="P7"/>
      <text:p text:style-name="P7">Por lo anterior, “EL TRABAJADOR”, ratifica su conformidad con los términos señalados, bajo los cuales se cubrirá su salario y prestaciones y reconoce que estos tendrán todos los efectos para la legislación Laboral, en forma particular por lo que hace a los artículos 132 fracciones VII y VIII, y 804, primer párrafo, fracciones II y IV, de la Ley Federal de Trabajo.</text:p>
      <text:p text:style-name="P7"><text:soft-page-break/></text:p>
      <text:p text:style-name="P1"><text:span text:style-name="T9">OCTAVA.- “</text:span><text:span text:style-name="T19">EL TRABAJADOR” estará obligado a firmar los recibos, listas de raya o comprobantes de pago que prepare EL PATRON para acreditar el pago de salarios y prestaciones.</text:span></text:p>
      <text:p text:style-name="P20"/>
      <text:p text:style-name="P20">Con independencia de lo anterior, EL PATRON podrá implementar registros dactiloscópicos, medios electrónicos ópticos, documentos digitales, firmas electrónicas, contraseñas y, en general, cualquier otro medio aportado por los descubrimientos y avances de la ciencia, a fin de recabar el acuse de recibo de EL TRABAJADOR <text:s/>respecto a los salarios y prestaciones que reciba de EL PATRON. </text:p>
      <text:p text:style-name="P20"/>
      <text:p text:style-name="P1"><text:span text:style-name="T9">NOVENA.- </text:span><text:span text:style-name="T8">“EL TRABAJADOR”</text:span><text:span text:style-name="T7"> acepta que el pago de su salario pueda efectuarse por medio de depósito en cuenta bancaria, tarjeta de débito, transferencias, o cualquier otro medio electrónico que decida “EL PATRÓN”, quien le proporcionará </text:span><text:span text:style-name="T8">de manera electrónica el comprobante de pago correspondiente, por lo que “EL TRABAJADOR” deberá proporcionarle a “EL PATRÓN” una cuenta de correo electrónico para tal efecto</text:span><text:span text:style-name="T7">, con esto quedará debidamente acreditado el pago de salarios y prestaciones correspondientes.</text:span></text:p>
      <text:p text:style-name="P9"/>
      <text:p text:style-name="P1"><text:span text:style-name="T7">En e</text:span><text:span text:style-name="T8">ste <text:s/>caso, las partes convienen en considerar como medio idóneo y suficiente para acreditar el monto y pago de los salarios y prestaciones, las nóminas de “EL PATRON” conjuntamente con los estados de cuenta bancarios en donde se reflejen los depósitos realizados por “EL PATRON” a las cuentas de “EL TRABAJADOR”.</text:span></text:p>
      <text:p text:style-name="P21"/>
      <text:p text:style-name="P1"><text:span text:style-name="T9">DECIMA.-</text:span><text:span text:style-name="T8"> “EL TRABAJADOR” disfrutará por lo menos de un día de descanso por cada seis de trabajo, y este será definido por “EL PATRÓN”, y podrá ser cambiado por “EL PATRÓN” tantas veces como sea necesario, dependiendo de las necesidades operacionales de la Empresa. En caso de que “EL TRABAJADOR” preste sus servicios en día domingo, tendrá derecho a una prima dominical del 25% adicional sobre el salario de los días ordinarios de trabajo.</text:span></text:p>
      <text:p text:style-name="P7"/>
      <text:p text:style-name="P7">Cuando las necesidades del servicio lo permitan, la jornada semanal de trabajo de seis días podrá distribuirse en cinco, a fin de que “EL TRABAJADOR” <text:s/>descanse el sexto día de la semana, pagando el tiempo correspondiente con trabajo distribuido proporcionalmente en los otros cinco días laborables de la semana, ello en términos de lo dispuesto por el Artículo 59 de la Ley.</text:p>
      <text:p text:style-name="P7"/>
      <text:p text:style-name="P1"><text:span text:style-name="T9">DÉCIMA PRIMERA .-</text:span><text:span text:style-name="T8"> “EL PATRÓN” se obliga a proporcionar a “EL TRABAJADOR” los días de descanso obligatorios que establece la Ley Federal del Trabajo, salvo que por rol de trabajo tengan que ser laborados, pagando “EL PATRÓN” a “EL TRABAJADOR” la prima correspondiente.</text:span></text:p>
      <text:p text:style-name="P7"/>
      <text:p text:style-name="P1"><text:span text:style-name="T9">DÉCIMA SEGUNDA.-</text:span><text:span text:style-name="T8"> Queda prohibido a “EL TRABAJADOR” lo establecido en el Artículo 135 de la Ley Federal del Trabajo, y demás relativos aplicables.</text:span></text:p>
      <text:p text:style-name="P7"/>
      <text:p text:style-name="P26"><text:span text:style-name="T9">DÉCIMA TERCERA.-</text:span><text:span text:style-name="T8"> </text:span><text:span text:style-name="T6">Son obligaciones de </text:span><text:span text:style-name="T8">“EL TRABAJADOR”</text:span><text:span text:style-name="T6"> además de las establecidas en el artículo 134 de la Ley Federal del Trabajo las siguientes:</text:span></text:p>
      <text:list xml:id="list1587360527" text:style-name="WW8Num6">
        <text:list-item>
          <text:p text:style-name="P45">Prestar personalmente el servicio en cualquier turno.</text:p>
        </text:list-item>
        <text:list-item>
          <text:p text:style-name="P45">Capacitarse para el trabajo con una eficiencia y productividad de 100 %. La baja de eficiencia el incumplimiento total o parcial de las órdenes dadas, o bien los bajos resultados durante la capacitación para el trabajo, será considerado para su evaluación, así como, para los efectos del artículo 47, fracción XI de la Ley Federal del Trabajo, sin perjuicio de la falta de probidad que pudiera implicar el mismo acto.</text:p>
        </text:list-item>
        <text:list-item>
          <text:p text:style-name="P45">Someterse a los exámenes médicos que requiera la empresa para certificar su estado de salud, sus fuerzas <text:s/>y aptitudes, condiciones físicas o mentales, cumplimiento de sus obligaciones, a fin de lograr los mayores puntos de productividad.</text:p>
        </text:list-item>
        <text:list-item>
          <text:p text:style-name="P45">Respetar la jerarquía de los demás, desempeñando su trabajo con puntualidad máxima, óptima eficiencia, compañerismo y amabilidad.</text:p>
        </text:list-item>
        <text:list-item>
          <text:p text:style-name="P45">Participar y cumplir con los Planes y Programas de Productividad, Capacitación y Adiestramiento de la Empresa. </text:p>
        </text:list-item>
        <text:list-item>
          <text:p text:style-name="P45">Cumplir las normas preventivas de riesgos del trabajo. </text:p>
        </text:list-item>
        <text:list-item>
          <text:p text:style-name="P45">Realizar actividades anexas y conexas, relacionadas a la capacitación inicial, así como, al puesto a ocupar.</text:p>
        </text:list-item>
      </text:list>
      <text:p text:style-name="P25"/>
      <text:p text:style-name="P26"><text:span text:style-name="T9">DÉCIMA CUARTA.-</text:span><text:span text:style-name="T8"> “</text:span><text:span text:style-name="T6">LAS PARTES” acuerdan que </text:span><text:span text:style-name="T8">“EL TRABAJADOR”</text:span><text:span text:style-name="T6">, será responsable de las herramientas, maquinaria, útiles, materiales, equipo en general y cualquier clase de implementos o bienes que reciba para la ejecución o realización de su trabajo de parte de </text:span><text:span text:style-name="T8">“EL PATRON” </text:span><text:span text:style-name="T6">y en tal virtud, en caso de pérdida o extravío por cualquier motivo o circunstancia o en caso de deterioro anormal de dichos bienes, estará obligado a reponer el valor de los mismos, para lo cual autoriza expresamente a </text:span><text:span text:style-name="T8">“EL PATRON”</text:span><text:span text:style-name="T6">, a fin de que descuente el valor de dichos bienes del salario que le corresponde como trabajador.</text:span></text:p>
      <text:p text:style-name="P25"/>
      <text:p text:style-name="P26"><text:span text:style-name="T9">DÉCIMA QUINTA.-</text:span><text:span text:style-name="T8"> Son causas de rescisión de la relación laboral sin responsabilidad para “EL PATRON” las establecidas en </text:span><text:span text:style-name="T6">los artículos 47, 39-B, 434 y demás relativas de la Ley Federal del Trabajo; así como las siguientes:</text:span></text:p>
      <text:p text:style-name="P23"/>
      <text:list xml:id="list3984567130" text:style-name="WW8Num1">
        <text:list-item>
          <text:p text:style-name="P46">Por incurrir el trabajador en algunos de los hechos mencionados el artículo 134 Y 135 de la Ley Federal del Trabajo.</text:p>
        </text:list-item>
        <text:list-item>
          <text:p text:style-name="P46">Porque el trabajador viole de alguna manera, cualquiera de las cláusulas de este contrato, o cualquiera otra fuente de derecho laboral.</text:p>
        </text:list-item>
        <text:list-item>
          <text:p text:style-name="P46">Por abstenerse a sujetarse a la capacitación y adiestramiento, materia del presente contrato.</text:p>
        </text:list-item>
        <text:list-item>
          <text:p text:style-name="P46">Por incumplir el trabajador <text:s/>las normas de seguridad e higiene de la empresa.</text:p>
        </text:list-item>
        <text:list-item>
          <text:p text:style-name="P47"><text:span text:style-name="T15">La negatividad de prestar los servicios contratados en el lugar o lugares que “EL PATRÓN”</text:span><text:span text:style-name="T3"> </text:span><text:span text:style-name="T15">le solicite.</text:span></text:p>
        </text:list-item>
      </text:list>
      <text:p text:style-name="P9"/>
      <text:p text:style-name="P1"><text:soft-page-break/><text:span text:style-name="T9">DÉCIMA SEXTA.-</text:span><text:span text:style-name="T8"> “EL TRABAJADOR” conviene en someterse a los reconocimientos médicos cuando ordene “EL PATRÓN” en los términos de la Fracción X del Artículo 134 de la Ley Federal del Trabajo, en el entendido de que el médico que practique dicho examen será designado y retribuido por “EL PATRÓN”.</text:span></text:p>
      <text:p text:style-name="P7"/>
      <text:p text:style-name="P1"><text:span text:style-name="T9">DÉCIMA SEPTIMA.-</text:span><text:span text:style-name="T8"> “EL TRABAJADOR” después de un año de servicios disfrutará del período de vacaciones conforme a lo establecido en el Artículo 76 de la Ley Federal del Trabajo.</text:span></text:p>
      <text:p text:style-name="P7"/>
      <text:p text:style-name="P1"><text:span text:style-name="T3">DÉCIMA <text:s/>OCTAVA.- </text:span><text:span text:style-name="T8">“EL TRABAJADOR”</text:span><text:span text:style-name="T15"> tendrá derecho a una prima vacacional del cincuenta por ciento sobre los salarios que le correspondan durante el periodo de vacaciones.</text:span></text:p>
      <text:p text:style-name="P16"/>
      <text:p text:style-name="P1"><text:span text:style-name="T3">DÉCIMA NOVENA.- </text:span><text:span text:style-name="T15">“EL PATRÓN” pagará como aguinaldo a </text:span><text:span text:style-name="T8">“EL TRABAJADOR”</text:span><text:span text:style-name="T15"> antes del día 20 de diciembre de cada año, el importe correspondiente a 30 días de sueldo base si laboró todo el año, y solo la parte proporcional por la fracción del año efectivamente laborado. </text:span></text:p>
      <text:p text:style-name="P16"/>
      <text:p text:style-name="P1"><text:span text:style-name="T3">VIGÉSIMA.- </text:span><text:span text:style-name="T8">“EL TRABAJADOR”</text:span><text:span text:style-name="T15"> tendrá derecho a gozar de un seguro de vida en términos de la póliza grupal que tiene contratada “EL PATRÓN”.</text:span></text:p>
      <text:p text:style-name="P6"/>
      <text:p text:style-name="P1"><text:span text:style-name="T3">VIGÉSIMA PRIMERA</text:span><text:span text:style-name="T9">.-</text:span><text:span text:style-name="T8"> “LAS PARTES” convienen que “EL TRABAJADOR” será capacitado o adiestrado en su trabajo por “EL PATRÓN”, de conformidad con los planes y programas de capacitación y adiestramiento establecidos en la Empresa, aprobados por la Secretaría del Trabajo y Previsión Social.</text:span></text:p>
      <text:p text:style-name="P9"/>
      <text:p text:style-name="P1"><text:span text:style-name="T9">VIGÉSIMA SEGUNDA.-</text:span><text:span text:style-name="T8"> </text:span><text:span text:style-name="T6">“LAS PARTES” </text:span><text:span text:style-name="T8">convienen que, en los términos de la Fracción XIII del Artículo 134 de la Ley Federal del Trabajo, toda la información que maneja “EL PATRÓN”, tiene la calidad de confidencial y de secreto total, en protección de sus clientes, colaboradores e inversionistas; por lo que “EL TRABAJADOR” guardará absoluto secreto de cualquier conocimiento que llegue a tener sobre asuntos relacionados con “EL PATRÓN” y los clientes de éste, incluyendo, entre otros: procesos, elementos y detalles sobre productos, maquinaría, métodos de trabajo, inventos, patentes, diseños, contratos, lista de proveedores y clientes, tarifas, listas de precios, bases de datos, programas y sistemas de cómputo, y manuales de operación. Asimismo, “EL TRABAJADOR”, no revelará a los demás trabajadores o terceros los nombres, marcas, información, papeles, cifras, estudios, planes y programas de expansión, tecnología o cualquier otro dato relacionado con la labor que desempeñe para “EL PATRÓN”.</text:span></text:p>
      <text:p text:style-name="P7"/>
      <text:p text:style-name="P1"><text:span text:style-name="T6">El personal que de manera justificada tenga que hacer uso de la información confidencial puesta a su resguardo, guardará la confidencialidad de la información con el mismo celo con el que lo haría la persona o sociedad contratante, ya que de no hacerlo </text:span><text:span text:style-name="T8">“EL TRABAJADOR”</text:span><text:span text:style-name="T6"> se hará responsable de los daños y perjuicios que se puedan ocasionar por el mal uso de la información.</text:span></text:p>
      <text:p text:style-name="P2"/>
      <text:p text:style-name="P1"><text:span text:style-name="T8">“EL TRABAJADOR”</text:span><text:span text:style-name="T6"> no podrá, bajo ninguna circunstancia, hacer más ejemplares o copias de la información que las autorizadas expresamente por “EL PATRÓN”, por lo que “EL PATRÓN” tiene en todo tiempo el derecho a solicitar la devolución o destrucción de la información de la que se haya hecho partícipe a </text:span><text:span text:style-name="T8">“EL TRABAJADOR”</text:span><text:span text:style-name="T6">, independientemente del tiempo en que se le hubiere hecho llegar la información confidencial.</text:span></text:p>
      <text:p text:style-name="P2"/>
      <text:p text:style-name="P1"><text:span text:style-name="T6">En caso de que alguna autoridad solicite de </text:span><text:span text:style-name="T8">“EL TRABAJADOR”</text:span><text:span text:style-name="T6"> la información confidencial que esté a su resguardo, éste deberá dar aviso inmediato a “EL PATRÓN”, para este tome las medidas que considere pertinentes. </text:span></text:p>
      <text:p text:style-name="P4"/>
      <text:p text:style-name="P1"><text:span text:style-name="T6">En caso de que </text:span><text:span text:style-name="T8">“EL TRABAJADOR”</text:span><text:span text:style-name="T6"> incumpliera con alguna de las obligaciones contenidas en la presente cláusula, “EL PATRÓN” tendrá en términos de ley </text:span><text:span text:style-name="T8">a rescindir este Contrato sin responsabilidad alguna</text:span><text:span text:style-name="T6">, así como, la facultad de ejercitar las acciones civiles, penales y administrativas que se deriven de la conducta ilícita de </text:span><text:span text:style-name="T8">“EL TRABAJADOR”</text:span><text:span text:style-name="T6">, y demás personas a quienes ponga en conocimiento de la información confidencial, de conformidad con la Ley de la Propiedad Industrial, el Código Penal Federal (delito de revelación de secretos contemplado en los artículos 210, 211 y 211 bis) y demás leyes y disposiciones aplicables.</text:span></text:p>
      <text:p text:style-name="P2"/>
      <text:p text:style-name="P1"><text:span text:style-name="T6">En caso de incumplimiento de </text:span><text:span text:style-name="T8">“EL TRABAJADOR”</text:span><text:span text:style-name="T6">, independientemente de lo especificado en el punto anterior, se obliga a pagar a “EL PATRÓN” los daños y perjuicios que le sean ocasionados con motivo de su incumplimiento.</text:span></text:p>
      <text:p text:style-name="P7"/>
      <text:p text:style-name="P7">Por lo anterior, “EL TRABAJADOR” conviene y se obliga, a no trasmitir a terceros o divulgar informe alguno relativo a los negocios, actividades y políticas de “EL PATRÓN” o de los clientes <text:s/>de éste, después de que se termine el presente Contrato, ya que reconoce que la información de la que tuvo conocimiento al prestar servicios a “EL PATRÓN”, tiene el carácter de secreto y/o propiedad industrial, por lo que la violación a ese derecho es constitutiva de delito en términos de la Ley y sus Reglamentos. Esta obligación perdurará durante cinco años, contados a partir del día siguiente a la fecha determinación o rescisión de este Contrato, y comprende a los dependientes de “EL TRABAJADOR”.</text:p>
      <text:p text:style-name="P7"/>
      <text:p text:style-name="P1"><text:span text:style-name="T9">VIGÉSIMA TERCERA.-</text:span><text:span text:style-name="T8"> </text:span><text:span text:style-name="T15">Para la interpretación y cumplimiento del presente contrato, las partes se someten expresamente a la Competencia de la Junta Federal de Conciliación y Arbitraje de la Ciudad de México, renunciando a cualquier otro fuero que pudiera corresponderles en razón de sus domicilios presentes o futuros o por cualquier otra causa. </text:span></text:p>
      <text:p text:style-name="P13"/>
      <text:p text:style-name="P1"><text:span text:style-name="T8">Leído que fue por ambas partes el presente contrato y una vez enterados de su contenido y alcance, lo firman por duplicado en la Ciudad de México, a </text:span><text:span text:style-name="T1">«FECHA_DE_INGRESO_»,</text:span><text:span text:style-name="T8"> quedando un ejemplar en poder de cada una de las partes.</text:span></text:p>
      <text:p text:style-name="P7"/>
      <table:table table:name="Table4" table:style-name="Table4">
        <table:table-column table:style-name="Table4.A"/>
        <table:table-column table:style-name="Table4.B"/>
        <table:table-row table:style-name="Table4.1">
          <table:table-cell table:style-name="Table4.A1" office:value-type="string">
            <text:p text:style-name="P10">“EL PATRÓN”</text:p>
          </table:table-cell>
          <table:table-cell table:style-name="Table4.A1" office:value-type="string">
            <text:p text:style-name="P10">“EL <text:s/>TRABAJADOR”</text:p>
          </table:table-cell>
        </table:table-row>
        <table:table-row table:style-name="Table4.2">
          <table:table-cell table:style-name="Table4.A2" office:value-type="string">
            <text:p text:style-name="P18"><text:span text:style-name="T1">LIC.</text:span><text:span text:style-name="T6"> </text:span><text:span text:style-name="T1">ROSA MARIA ZUÑIGA BARCENAS</text:span></text:p>
          </table:table-cell>
          <table:table-cell table:style-name="Table4.A2" office:value-type="string">
            <text:p text:style-name="P30"><text:user-field-get text:name="py3o.o.employee_id.name">employee_id.name</text:user-field-get><text:s/><text:user-field-get text:name="py3o.o.employee_id.last_name">employee_id.last_name</text:user-field-get><text:s/><text:soft-page-break/><text:user-field-get text:name="py3o.o.employee_id.mothers_last_name">employee_id.mothers_last_name</text:user-field-get></text:p>
          </table:table-cell>
        </table:table-row>
      </table:table>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árrafo_20_de_20_lista" style:display-name="Párrafo de lista" style:family="paragraph" style:parent-style-name="Standard">
      <style:paragraph-properties fo:margin-left="1.249cm" fo:margin-right="0cm"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yuscula" style:family="paragraph" style:parent-style-name="Standard">
      <style:paragraph-properties fo:text-align="justify" style:justify-single-word="false"/>
      <style:text-properties fo:text-transform="uppercase"/>
    </style:style>
    <style:style style:name="WW8Num1z0" style:family="text">
      <style:text-properties style:font-name="Arial" fo:font-family="Arial" style:font-family-generic="swiss" style:font-pitch="variable" fo:font-size="9pt" fo:font-weight="bold" style:font-name-asian="Arial Unicode MS" style:font-family-asian="'Arial Unicode MS'" style:font-family-generic-asian="swiss" style:font-pitch-asian="variable" style:font-size-asian="9pt" style:font-weight-asian="bold" style:font-name-complex="Arial" style:font-family-complex="Arial" style:font-family-generic-complex="swiss" style:font-pitch-complex="variable" style:font-size-complex="9pt"/>
    </style:style>
    <style:style style:name="WW8Num1z1"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s" fo:country="ES" fo:font-weight="normal" style:font-weight-asian="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size="9pt" fo:language="es" fo:country="MX" fo:font-weight="bold" style:font-size-asian="9pt" style:font-weight-asian="bold" style:font-name-complex="Arial" style:font-family-complex="Arial" style:font-family-generic-complex="swiss" style:font-pitch-complex="variable" style:font-size-complex="9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weight="bold"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fo:font-size="9pt" fo:language="es" fo:country="MX" fo:font-weight="bold" style:font-size-asian="9pt" style:font-weight-asian="bold" style:font-name-complex="Arial" style:font-family-complex="Arial" style:font-family-generic-complex="swiss" style:font-pitch-complex="variable" style:font-size-complex="9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weight="bold" style:font-weight-asian="bold"/>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fo:font-size="9pt" fo:language="es" fo:country="ES" fo:font-weight="normal" fo:background-color="#ffff00" style:font-size-asian="9pt" style:font-weight-asian="normal" style:font-name-complex="Arial" style:font-family-complex="Arial" style:font-family-generic-complex="swiss" style:font-pitch-complex="variable" style:font-size-complex="9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font-weight="bold" style:font-weight-asian="bold"/>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weight="normal" style:font-weight-asian="norma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Fuente_20_de_20_párrafo_20_predeter." style:display-name="Fuente de párrafo predeter." style:family="text"/>
    <style:style style:name="Texto_20_independiente_20_Car" style:display-name="Texto independiente Car" style:family="text">
      <style:text-properties fo:font-size="12pt" fo:language="es" fo:country="ES" style:font-size-asian="12pt" style:font-size-complex="12pt"/>
    </style:style>
    <style:style style:name="Texto_20_de_20_globo_20_Car" style:display-name="Texto de globo Car" style:family="text">
      <style:text-properties style:font-name="Tahoma" fo:font-family="Tahoma" style:font-family-generic="swiss" style:font-pitch="variable" fo:font-size="8pt" fo:language="es" fo:country="ES"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323cm" fo:text-indent="-0.635cm" fo:margin-left="1.323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93cm" fo:text-indent="-0.635cm" fo:margin-left="2.593cm"/>
        </style:list-level-properties>
        <style:text-properties style:font-name="Symbol"/>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3.863cm" fo:text-indent="-0.318cm" fo:margin-left="3.863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73cm" fo:text-indent="-0.318cm" fo:margin-left="7.67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943cm" fo:text-indent="-0.635cm" fo:margin-left="8.943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213cm" fo:text-indent="-0.635cm" fo:margin-left="10.21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83cm" fo:text-indent="-0.318cm" fo:margin-left="11.4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058cm" fo:text-indent="-0.635cm" fo:margin-left="1.058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598cm" fo:text-indent="-0.318cm" fo:margin-left="3.598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408cm" fo:text-indent="-0.318cm" fo:margin-left="7.408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218cm"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249cm" fo:text-indent="-1.27cm" fo:margin-left="1.52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I">
        <style:list-level-properties text:list-level-position-and-space-mode="label-alignment" fo:text-align="end">
          <style:list-level-label-alignment text:label-followed-by="listtab" text:list-tab-stop-position="1.249cm" fo:text-indent="-0.318cm" fo:margin-left="0.953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I" text:start-value="2">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I" text:start-value="2">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8z0" style:num-suffix="." style:num-format="I">
        <style:list-level-properties text:list-level-position-and-space-mode="label-alignment" fo:text-align="end">
          <style:list-level-label-alignment text:label-followed-by="listtab" text:list-tab-stop-position="2.223cm" fo:text-indent="-0.318cm" fo:margin-left="2.223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3cm" fo:margin-bottom="1.101cm" fo:margin-left="1.7cm" fo:margin-right="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ONTRATO DE TRABAJO POR TIEMPO DEFINIDO</dc:title>
    <dc:subject/>
    <meta:keyword/>
    <meta:initial-creator>alejandra.casiano</meta:initial-creator>
    <meta:creation-date>2018-03-21T20:28:00</meta:creation-date>
    <dc:date>2021-10-01T11:10:10.641585429</dc:date>
    <meta:print-date>2021-04-09T18:26:00</meta:print-date>
    <meta:editing-cycles>173</meta:editing-cycles>
    <meta:editing-duration>PT8H44S</meta:editing-duration>
    <meta:generator>LibreOffice/6.4.7.2$Linux_X86_64 LibreOffice_project/40$Build-2</meta:generator>
    <meta:document-statistic meta:table-count="4" meta:image-count="0" meta:object-count="0" meta:page-count="5" meta:paragraph-count="98" meta:word-count="3066" meta:character-count="19697" meta:non-whitespace-character-count="16725"/>
  </office:meta>
</office:document-meta>
</file>